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601cm" style:rel-column-width="2241*"/>
    </style:style>
    <style:style style:name="Tabelle1.B" style:family="table-column">
      <style:table-column-properties style:column-width="11.123cm" style:rel-column-width="41442*"/>
    </style:style>
    <style:style style:name="Tabelle1.C" style:family="table-column">
      <style:table-column-properties style:column-width="5.865cm" style:rel-column-width="2185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01070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01070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1pt" officeooo:paragraph-rsid="00001070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00107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001070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0107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color="#ff0000" style:font-name="Times New Roman" fo:font-size="11pt" officeooo:paragraph-rsid="0000107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01070" style:font-size-asian="11pt" style:font-size-complex="11pt"/>
    </style:style>
    <style:style style:name="P9" style:family="paragraph" style:parent-style-name="Standard">
      <style:text-properties fo:color="#ff0000" style:font-name="Times New Roman" fo:font-size="11pt" officeooo:paragraph-rsid="0000107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officeooo:paragraph-rsid="00001070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d21a1" officeooo:paragraph-rsid="00001070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0107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76036" officeooo:paragraph-rsid="0000107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officeooo:paragraph-rsid="00001070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01070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ff0000" style:font-name="Times New Roman" fo:font-size="10pt" officeooo:rsid="00076036" officeooo:paragraph-rsid="00001070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paragraph-rsid="00001070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0pt" officeooo:rsid="00001070" officeooo:paragraph-rsid="00001070" fo:background-color="transparen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" fo:font-size="10pt" officeooo:rsid="00001070" officeooo:paragraph-rsid="00001070" fo:background-color="transparen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01070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3pt" officeooo:rsid="00001070" style:font-size-asian="13pt" style:font-size-complex="13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officeooo:rsid="00026238" style:font-size-asian="11pt" style:font-size-complex="11pt"/>
    </style:style>
    <style:style style:name="T6" style:family="text">
      <style:text-properties style:font-name="Times New Roman" fo:font-size="12pt" officeooo:rsid="0000107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02039a" style:font-size-asian="10pt" style:font-size-complex="10pt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officeooo:rsid="00026238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001070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Vorname Name</text:p>
      <text:p text:style-name="P9">Straße Hausnummer</text:p>
      <text:p text:style-name="P9">Stadt PLZ</text:p>
      <text:p text:style-name="P9">Versichertennummer XXXXXXXXX</text:p>
      <text:p text:style-name="P3">Stadt, den <text:span text:style-name="T1">TT.MM.JJJJ</text:span></text:p>
      <text:p text:style-name="P3"/>
      <text:p text:style-name="P7">Name Krankenkasse</text:p>
      <text:p text:style-name="P7">Straße Hausnummer</text:p>
      <text:p text:style-name="P7">Stadt PLZ</text:p>
      <text:p text:style-name="P2"/>
      <text:p text:style-name="P10"><text:span text:style-name="T2">Antrag auf </text:span><text:span text:style-name="T3">Hilfsmittel zur Narbenkompression nach meiner Mastektomie</text:span></text:p>
      <text:p text:style-name="P6"/>
      <text:p text:style-name="P4">Sehr geehrte Damen und Herren</text:p>
      <text:p text:style-name="P4"/>
      <text:p text:style-name="P10"><text:span text:style-name="T4">Hiermit beantrage ich </text:span><text:span text:style-name="T6">Hilfsmittel zur Narbenkompression für die Nachsorge meiner Mastektomie</text:span><text:span text:style-name="T5">. </text:span></text:p>
      <text:p text:style-name="P8"/>
      <text:p text:style-name="P4">Alle vom MDK vorgesehenen Vorgaben erfülle ich, wie Sie den Anlagen entnehmen können.</text:p>
      <text:p text:style-name="P4"/>
      <text:p text:style-name="P4">Falls Sie weitere Informationen benötigen bzw. Fragen zu den mitgeschickten Unterlagen haben, so erreichen Sie mich tagsüber telefonisch unter <text:span text:style-name="T1">XXXXXXXXX</text:span> oder per E-Mail unter</text:p>
      <text:p text:style-name="P8">Email@email.de</text:p>
      <text:p text:style-name="P4"/>
      <text:p text:style-name="P4">Ich freue mich sehr auf Ihre baldige Antwort.</text:p>
      <text:p text:style-name="P4"/>
      <text:p text:style-name="P4">Mit freundlichen Grüßen,</text:p>
      <text:p text:style-name="P4"/>
      <text:p text:style-name="P4"/>
      <text:p text:style-name="P8">[Vorname Nachname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Nr</text:p>
          </table:table-cell>
          <table:table-cell table:style-name="Tabelle1.A1" office:value-type="string">
            <text:p text:style-name="P11">Anlage</text:p>
          </table:table-cell>
          <table:table-cell table:style-name="Tabelle1.C1" office:value-type="string">
            <text:p text:style-name="P1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2">1</text:p>
          </table:table-cell>
          <table:table-cell table:style-name="Tabelle1.B2" office:value-type="string">
            <text:p text:style-name="P17"><text:span text:style-name="T9">Begutachtungsrichtlinie für Geschlechtsangleichende Maßnahmen bei Transsexualität des GKV-Spitzenverbandes zur Sicherung einer einheitlichen Begutachtung nach § 282 Absatz 2, Satz 3 SGB V SEITE </text:span><text:span text:style-name="T10">3</text:span><text:span text:style-name="T11">3</text:span></text:p>
          </table:table-cell>
          <table:table-cell table:style-name="Tabelle1.C2" office:value-type="string">
            <text:p text:style-name="P14"><text:span text:style-name="T7">Auflistung der für die Bewilligung </text:span><text:span text:style-name="T8">postoperativer Hilfsmittel</text:span><text:span text:style-name="T7"> nahegelegten Bedingungen.</text:span></text:p>
          </table:table-cell>
        </table:table-row>
        <table:table-row>
          <table:table-cell table:style-name="Tabelle1.A3" office:value-type="string">
            <text:p text:style-name="P13">2.</text:p>
          </table:table-cell>
          <table:table-cell table:style-name="Tabelle1.B3" office:value-type="string">
            <text:p text:style-name="P18">Bericht der Mastektomie</text:p>
          </table:table-cell>
          <table:table-cell table:style-name="Tabelle1.C3" office:value-type="string">
            <text:p text:style-name="P19">Legt Notwendigkeit der Vorsorgung mit Hilfsmitteln nur Narbenkompression dar.</text:p>
          </table:table-cell>
        </table:table-row>
        <table:table-row>
          <table:table-cell table:style-name="Tabelle1.A2" office:value-type="float" office:value="3">
            <text:p text:style-name="P16">3</text:p>
          </table:table-cell>
          <table:table-cell table:style-name="Tabelle1.B4" office:value-type="string">
            <text:p text:style-name="P15">Zusätzliches Foto zur Verdeutlichung der Notwendigkeit der Behandlung</text:p>
          </table:table-cell>
          <table:table-cell table:style-name="Tabelle1.C4" office:value-type="string">
            <text:p text:style-name="P15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11T21:32:56.304000000</dc:date>
    <meta:editing-duration>PT7M4S</meta:editing-duration>
    <meta:editing-cycles>4</meta:editing-cycles>
    <meta:document-statistic meta:table-count="1" meta:image-count="0" meta:object-count="0" meta:page-count="1" meta:paragraph-count="30" meta:word-count="158" meta:character-count="1200" meta:non-whitespace-character-count="1071"/>
  </office:meta>
</office:document-meta>
</file>